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ingCustom">
      <style:text-properties style:font-name="Times New Roman" officeooo:paragraph-rsid="00012bc5"/>
    </style:style>
    <style:style style:name="P2" style:family="paragraph" style:parent-style-name="Standard">
      <style:text-properties style:font-name="Times New Roman" officeooo:paragraph-rsid="00012bc5"/>
    </style:style>
    <style:style style:name="P3" style:family="paragraph" style:parent-style-name="Standard">
      <style:paragraph-properties fo:margin-left="0.25in" fo:text-indent="-0.15in" style:auto-text-indent="false"/>
      <style:text-properties style:font-name="Times New Roman" officeooo:paragraph-rsid="00012bc5"/>
    </style:style>
    <style:style style:name="P4" style:family="paragraph" style:parent-style-name="NEUPSubtitle">
      <style:text-properties style:font-name="Times New Roman" fo:font-weight="normal" officeooo:paragraph-rsid="00012bc5" style:font-weight-asian="normal" style:font-weight-complex="normal"/>
    </style:style>
    <style:style style:name="P5" style:family="paragraph" style:parent-style-name="Standard">
      <style:text-properties style:font-name="Times New Roman" officeooo:rsid="000280d9" officeooo:paragraph-rsid="00012bc5"/>
    </style:style>
    <style:style style:name="P6" style:family="paragraph" style:parent-style-name="Standard">
      <style:paragraph-properties fo:margin-top="0in" fo:margin-bottom="0in" style:contextual-spacing="false" fo:text-align="center" style:justify-single-word="false"/>
    </style:style>
    <style:style style:name="P7" style:family="paragraph" style:parent-style-name="Standard">
      <style:paragraph-properties fo:margin-top="0in" fo:margin-bottom="0.0835in" style:contextual-spacing="false" fo:text-align="center" style:justify-single-word="false"/>
    </style:style>
    <style:style style:name="P8" style:family="paragraph" style:parent-style-name="Standard">
      <style:paragraph-properties fo:margin-top="0in" fo:margin-bottom="0in" style:contextual-spacing="false" fo:text-align="justify" style:justify-single-word="false">
        <style:tab-stops>
          <style:tab-stop style:position="0.6252in"/>
        </style:tab-stops>
      </style:paragraph-properties>
    </style:style>
    <style:style style:name="P9" style:family="paragraph" style:parent-style-name="Standard">
      <style:paragraph-properties fo:margin-top="0in" fo:margin-bottom="0.0835in" style:contextual-spacing="false" fo:text-align="justify" style:justify-single-word="false">
        <style:tab-stops>
          <style:tab-stop style:position="0.6252in"/>
        </style:tab-stops>
      </style:paragraph-properties>
    </style:style>
    <style:style style:name="P10" style:family="paragraph" style:parent-style-name="Standard">
      <style:paragraph-properties fo:margin-top="0in" fo:margin-bottom="0.0835in" style:contextual-spacing="false" fo:text-align="justify" style:justify-single-word="false"/>
    </style:style>
    <style:style style:name="P11" style:family="paragraph" style:parent-style-name="Standard">
      <style:paragraph-properties fo:margin-top="0in" fo:margin-bottom="0.0835in" style:contextual-spacing="false" fo:text-align="justify" style:justify-single-word="false" fo:break-before="page"/>
    </style:style>
    <style:style style:name="P12" style:family="paragraph" style:parent-style-name="Standard">
      <style:paragraph-properties fo:margin-top="0in" fo:margin-bottom="0in" style:contextual-spacing="false" fo:text-align="justify" style:justify-single-word="false"/>
    </style:style>
    <style:style style:name="P13" style:family="paragraph" style:parent-style-name="Standard" style:list-style-name="WWNum2">
      <style:paragraph-properties fo:margin-top="0in" fo:margin-bottom="0in" style:contextual-spacing="false" fo:text-align="justify" style:justify-single-word="false"/>
    </style:style>
    <style:style style:name="P14" style:family="paragraph" style:parent-style-name="Standard" style:list-style-name="WWNum3">
      <style:paragraph-properties fo:margin-top="0in" fo:margin-bottom="0in" style:contextual-spacing="false" fo:text-align="justify" style:justify-single-word="false"/>
    </style:style>
    <style:style style:name="P15" style:family="paragraph" style:parent-style-name="Standard" style:list-style-name="WWNum4">
      <style:paragraph-properties fo:margin-top="0in" fo:margin-bottom="0in" style:contextual-spacing="false" fo:text-align="justify" style:justify-single-word="false"/>
    </style:style>
    <style:style style:name="P16" style:family="paragraph" style:parent-style-name="Standard" style:list-style-name="WWNum4">
      <style:paragraph-properties fo:margin-top="0in" fo:margin-bottom="0.0835in" style:contextual-spacing="false" fo:text-align="justify" style:justify-single-word="false"/>
    </style:style>
    <style:style style:name="P17" style:family="paragraph" style:parent-style-name="Standard" style:list-style-name="WWNum5">
      <style:paragraph-properties fo:margin-top="0in" fo:margin-bottom="0in" style:contextual-spacing="false" fo:text-align="justify" style:justify-single-word="false"/>
    </style:style>
    <style:style style:name="P18" style:family="paragraph" style:parent-style-name="Standard" style:list-style-name="WWNum6">
      <style:paragraph-properties fo:margin-top="0in" fo:margin-bottom="0in" style:contextual-spacing="false" fo:text-align="justify" style:justify-single-word="false"/>
    </style:style>
    <style:style style:name="P19" style:family="paragraph" style:parent-style-name="Standard" style:list-style-name="WWNum6">
      <style:paragraph-properties fo:margin-top="0in" fo:margin-bottom="0.0835in" style:contextual-spacing="false" fo:text-align="justify" style:justify-single-word="false"/>
    </style:style>
    <style:style style:name="P20" style:family="paragraph" style:parent-style-name="Standard" style:list-style-name="WWNum7">
      <style:paragraph-properties fo:margin-top="0in" fo:margin-bottom="0in" style:contextual-spacing="false" fo:text-align="justify" style:justify-single-word="false"/>
    </style:style>
    <style:style style:name="P21" style:family="paragraph" style:parent-style-name="Standard" style:list-style-name="WWNum8">
      <style:paragraph-properties fo:margin-top="0in" fo:margin-bottom="0in" style:contextual-spacing="false" fo:text-align="justify" style:justify-single-word="false"/>
    </style:style>
    <style:style style:name="P22" style:family="paragraph" style:parent-style-name="Standard" style:list-style-name="WWNum9">
      <style:paragraph-properties fo:margin-top="0in" fo:margin-bottom="0in" style:contextual-spacing="false" fo:text-align="justify" style:justify-single-word="false"/>
    </style:style>
    <style:style style:name="P23" style:family="paragraph" style:parent-style-name="Standard" style:list-style-name="WWNum10">
      <style:paragraph-properties fo:margin-top="0in" fo:margin-bottom="0in" style:contextual-spacing="false" fo:text-align="justify" style:justify-single-word="false"/>
    </style:style>
    <style:style style:name="P24" style:family="paragraph" style:parent-style-name="Standard" style:list-style-name="WWNum10">
      <style:paragraph-properties fo:margin-top="0in" fo:margin-bottom="0.0835in" style:contextual-spacing="false" fo:text-align="justify" style:justify-single-word="false"/>
    </style:style>
    <style:style style:name="P25" style:family="paragraph" style:parent-style-name="Standard" style:list-style-name="WWNum11">
      <style:paragraph-properties fo:margin-top="0in" fo:margin-bottom="0in" style:contextual-spacing="false" fo:text-align="justify" style:justify-single-word="false"/>
    </style:style>
    <style:style style:name="P26" style:family="paragraph" style:parent-style-name="Standard" style:list-style-name="WWNum11">
      <style:paragraph-properties fo:margin-top="0in" fo:margin-bottom="0.0835in" style:contextual-spacing="false" fo:text-align="justify" style:justify-single-word="false"/>
    </style:style>
    <style:style style:name="P27" style:family="paragraph" style:parent-style-name="Standard">
      <style:text-properties style:font-name="Times New Roman" fo:font-size="11pt" fo:font-weight="bold" style:font-size-asian="11pt" style:font-weight-asian="bold" style:font-name-complex="Times New Roman1" style:font-size-complex="11pt" style:font-weight-complex="bold"/>
    </style:style>
    <style:style style:name="P28" style:family="paragraph" style:parent-style-name="Standard">
      <style:text-properties style:font-name="Times New Roman" fo:font-size="11pt" fo:language="en" fo:country="US" fo:font-weight="bold" officeooo:rsid="000280d9" officeooo:paragraph-rsid="00012bc5" style:letter-kerning="false" style:font-size-asian="11pt" style:language-asian="en" style:country-asian="US" style:font-weight-asian="bold" style:font-size-complex="11pt" style:language-complex="ar" style:country-complex="SA"/>
    </style:style>
    <style:style style:name="T1" style:family="text">
      <style:text-properties style:font-name="Times New Roman" fo:font-size="11pt" fo:font-weight="bold" style:font-size-asian="11pt" style:font-weight-asian="bold" style:font-name-complex="Times New Roman1" style:font-size-complex="11pt" style:font-weight-complex="bold"/>
    </style:style>
    <style:style style:name="T2" style:family="text">
      <style:text-properties style:font-name="Times New Roman" fo:font-size="11pt" style:font-size-asian="11pt" style:font-name-complex="Times New Roman1" style:font-size-complex="11pt"/>
    </style:style>
    <style:style style:name="T3" style:family="text">
      <style:text-properties style:font-name="Times New Roman" fo:font-size="11pt" fo:font-style="italic" style:font-size-asian="11pt" style:font-style-asian="italic" style:font-name-complex="Times New Roman1" style:font-size-complex="11pt" style:font-style-complex="italic"/>
    </style:style>
    <style:style style:name="T4" style:family="text">
      <style:text-properties style:font-name="Times New Roman" fo:font-size="11pt" fo:language="ru" fo:country="RU" style:font-size-asian="11pt" style:font-name-complex="Times New Roman1" style:font-size-complex="11pt"/>
    </style:style>
    <style:style style:name="T5" style:family="text">
      <style:text-properties style:font-name="Times New Roman" fo:font-size="11pt" fo:language="ru" fo:country="RU" fo:font-weight="bold" style:font-size-asian="11pt" style:font-weight-asian="bold" style:font-name-complex="Times New Roman1" style:font-size-complex="11pt" style:font-weight-complex="bold"/>
    </style:style>
    <style:style style:name="T6" style:family="text">
      <style:text-properties style:text-position="super 58%" style:font-name="Times New Roman" fo:font-size="11pt" fo:font-weight="bold" style:font-size-asian="11pt" style:font-weight-asian="bold" style:font-name-complex="Times New Roman1" style:font-size-complex="11pt" style:font-weight-complex="bold"/>
    </style:style>
    <style:style style:name="T7" style:family="text">
      <style:text-properties fo:font-weight="bold" style:font-weight-asian="bold"/>
    </style:style>
    <style:style style:name="T8"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style>
    <style:style style:name="T9" style:family="text">
      <style:text-properties officeooo:rsid="000280d9"/>
    </style:style>
    <style:style style:name="T10"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2"><text:span text:style-name="T1">AI/ML-Enabled Digital Twin of a Facility Radiation Monitoring System for Real-Time Dose Mapping, Configuration Verification, and Anomaly Detection</text:span><text:span text:style-name="T1"/></text:p>
      <text:p text:style-name="P7" loext:marker-style-name="T2"><text:span text:style-name="T2">Topic Area 10 – Measuring, Monitoring, and Controls</text:span><text:span text:style-name="T2"/></text:p>
      <text:p text:style-name="P8" loext:marker-style-name="T2"><text:span text:style-name="T1">PI:</text:span><text:span text:style-name="T3"><text:tab/></text:span><text:span text:style-name="T2">Vladimir Sobes, University of Tennessee, Knoxville (UTK)</text:span></text:p>
      <text:p text:style-name="P9" loext:marker-style-name="T2"><text:span text:style-name="T1">Co-PI:</text:span><text:span text:style-name="T2"> <text:tab/>Ondrej Chvala, University of Texas at Austin (UT-Austin)</text:span></text:p>
      <text:p text:style-name="P10" loext:marker-style-name="T1"><text:span text:style-name="T1">Summary of Proposed Project and Importance/Relevance</text:span><text:span text:style-name="T1"/></text:p>
      <text:p text:style-name="P10" loext:marker-style-name="T2"><text:span text:style-name="T2">Robust sensors, instrumentation, and controls are increasingly essential for safe and efficient operation across the current nuclear fleet, advanced reactors, and remote or autonomy-enabled applications. At the same time, artificial intelligence (AI) and machine learning (ML) methods are emerging as high-impact complements to sensor systems: they can convert continuous, high-volume measurements into actionable operational insights and enable advanced control features such as configuration verification, anomaly detection, and remote operator support. In parallel, </text:span><text:span text:style-name="T1">digital twin</text:span><text:span text:style-name="T2"> platforms are increasingly recognized as an effective mechanism to move from benchtop development to system demonstration, while explicitly connecting models to operational data and uncertainty.</text:span></text:p>
      <text:p text:style-name="P10" loext:marker-style-name="T2"><text:span text:style-name="T2">This project will develop and validate an </text:span><text:span text:style-name="T1">AI/ML-enabled digital twin of a facility Radiation Monitoring System (RMS)</text:span><text:span text:style-name="T2"> for the </text:span><text:span text:style-name="T1">Flexible Neutron Source (FNS)</text:span><text:span text:style-name="T2"> at the University of Tennessee–Knoxville. The FNS experimental room will include a set of permanent radiation monitoring devices throughout the experimental room, including </text:span><text:span text:style-name="T1">fission and HPGe detectors</text:span><text:span text:style-name="T2">, to continuously monitor the radiation dose at specific locations for regulatory compliance and worker safety. These detectors will be always operating and collecting data: during experimental setup, approach to criticality operations, experimentation (including the use of the oscillator), post-operation analysis, and shutdown.</text:span></text:p>
      <text:p text:style-name="P12" loext:marker-style-name="T2"><text:span text:style-name="T2">For regulatory compliance and worker safety, most continuous RMS data collected in facilities is typically treated as operational “overhead” and not archived or mined. However, this persistent measurement stream represents a unique opportunity to:</text:span><text:span text:style-name="T2"/></text:p>
      <text:list text:style-name="WWNum2">
        <text:list-item>
          <text:p text:style-name="P13" loext:marker-style-name="T2"><text:span text:style-name="T2">create </text:span><text:span text:style-name="T1">real-time, physically informed estimates</text:span><text:span text:style-name="T2"> of facility dose fields and detector responses,</text:span></text:p>
        </text:list-item>
        <text:list-item>
          <text:p text:style-name="P13" loext:marker-style-name="T2"><text:span text:style-name="T1">quantify and reduce uncertainty</text:span><text:span text:style-name="T2"> in radiation field predictions over a wide range operating states,</text:span></text:p>
        </text:list-item>
        <text:list-item>
          <text:p text:style-name="P13" loext:marker-style-name="T2"><text:span text:style-name="T2">enable </text:span><text:span text:style-name="T1">operator-facing anomaly detection</text:span><text:span text:style-name="T2"> and configuration verification by comparing expected (digital twin) and measured (physical twin) RMS signatures.</text:span></text:p>
        </text:list-item>
      </text:list>
      <text:p text:style-name="P10" loext:marker-style-name="T2"><text:span text:style-name="T2">The proposed work advances DOE-NE objectives by enhancing instrumentation capability through a digital twin that (i) fuses high-fidelity radiation transport physics with AI/ML reduced-order models, (ii) is trained and improved using facility-specific data, and (iii) yields operationally relevant outputs in real time without requiring real-time Monte Carlo. The approach is directly relevant to advanced reactor deployment and other challenging operating environments where remote operations, reduced staffing, and rapid configuration checks are valuable.</text:span><text:span text:style-name="T2"/></text:p>
      <text:p text:style-name="P10" loext:marker-style-name="T1"><text:span text:style-name="T1">Challenge Being Addressed and How the Work Advances the Technology</text:span><text:span text:style-name="T1"/></text:p>
      <text:p text:style-name="P12" loext:marker-style-name="T1"><text:span text:style-name="T1">Core challenge</text:span><text:span text:style-name="T1"/></text:p>
      <text:p text:style-name="P12" loext:marker-style-name="T4"><text:span text:style-name="T2">A fixed set of radiation monitors can indicate that dose limits are being met, but by itself it generally cannot:</text:span><text:span text:style-name="T4"/></text:p>
      <text:list text:style-name="WWNum3">
        <text:list-item>
          <text:p text:style-name="P14" loext:marker-style-name="T2"><text:span text:style-name="T2">provide a </text:span><text:span text:style-name="T1">validated 3D interpretation</text:span><text:span text:style-name="T2"> of where dose is coming from,</text:span></text:p>
        </text:list-item>
        <text:list-item>
          <text:p text:style-name="P14" loext:marker-style-name="T2"><text:span text:style-name="T2">distinguish subtle but meaningful changes in facility configuration,</text:span><text:span text:style-name="T2"/></text:p>
        </text:list-item>
        <text:list-item>
          <text:p text:style-name="P14" loext:marker-style-name="T2"><text:span text:style-name="T2">support real-time </text:span><text:span text:style-name="T1">configuration verification</text:span><text:span text:style-name="T2"> (e.g., confirming the facility is loaded as designed prior to operations),</text:span></text:p>
        </text:list-item>
        <text:list-item>
          <text:p text:style-name="P14" loext:marker-style-name="T2"><text:soft-page-break/><text:span text:style-name="T2">provide operators with model-based context and uncertainty estimates that support advanced control and decision-making.</text:span><text:span text:style-name="T2"/></text:p>
        </text:list-item>
      </text:list>
      <text:p text:style-name="P12" loext:marker-style-name="T2"><text:span text:style-name="T2">At FNS, the challenge is amplified by two realities:</text:span><text:span text:style-name="T2"/></text:p>
      <text:list text:style-name="WWNum4">
        <text:list-item>
          <text:p text:style-name="P15" loext:marker-style-name="T2"><text:span text:style-name="T1">Many possible configurations:</text:span><text:span text:style-name="T2"> there are an incredible number of potential subcritical core configurations (</text:span><text:span text:style-name="T1">~10</text:span><text:span text:style-name="T6">70</text:span><text:span text:style-name="T1"> combinations</text:span><text:span text:style-name="T2">) during operation.</text:span></text:p>
        </text:list-item>
        <text:list-item>
          <text:p text:style-name="P16" loext:marker-style-name="T2"><text:span text:style-name="T1">Time-dependent, configuration-specific gamma fields:</text:span><text:span text:style-name="T2"> while the primary neutron sources in the room will include the </text:span><text:span text:style-name="T1">fuel plates</text:span><text:span text:style-name="T2"> and the </text:span><text:span text:style-name="T1">D-D neutron generator</text:span><text:span text:style-name="T2">, there will be gamma sources throughout the facility due to neutron activation.</text:span></text:p>
        </text:list-item>
      </text:list>
      <text:p text:style-name="P12" loext:marker-style-name="T1"><text:span text:style-name="T1">Why the proposed approach is a step-change</text:span><text:span text:style-name="T1"/></text:p>
      <text:p text:style-name="P12" loext:marker-style-name="T4"><text:span text:style-name="T2">Given a known core loading and source strength, neutron and gamma distributions can be estimated through Monte Carlo modeling—but not in real time and not for the full combinatorial space of configurations and cooldown histories. This project advances the state of practice by building a </text:span><text:span text:style-name="T1">digital twin workflow</text:span><text:span text:style-name="T2"> that:</text:span></text:p>
      <text:list text:style-name="WWNum5">
        <text:list-item>
          <text:p text:style-name="P17" loext:marker-style-name="T2"><text:span text:style-name="T2">uses </text:span><text:span text:style-name="T1">high-fidelity continuous-energy Monte Carlo</text:span><text:span text:style-name="T2"> plus activation/source to create a truth-model data set covering a wide variety of states,</text:span></text:p>
        </text:list-item>
        <text:list-item>
          <text:p text:style-name="P17" loext:marker-style-name="T2"><text:span text:style-name="T2">trains </text:span><text:span text:style-name="T1">ML reduced-order models (ROMs)</text:span><text:span text:style-name="T2"> that can produce </text:span><text:span text:style-name="T1">real-time predictions</text:span><text:span text:style-name="T2"> of detector readings and 3D dose distributions from user-defined facility/core configuration inputs,</text:span></text:p>
        </text:list-item>
        <text:list-item>
          <text:p text:style-name="P17" loext:marker-style-name="T2"><text:span text:style-name="T2">continuously improves accuracy through </text:span><text:span text:style-name="T1">validation against facility data</text:span><text:span text:style-name="T2"> and targeted additional simulations for high-error states (an “active learning” style strategy).</text:span></text:p>
        </text:list-item>
      </text:list>
      <text:p text:style-name="P10" loext:marker-style-name="T2"><text:span text:style-name="T2">The result is an enhanced sensor capability: the RMS becomes not only a compliance tool, but also an information-rich instrument that supports operations, education, and research.</text:span><text:span text:style-name="T2"/></text:p>
      <text:p text:style-name="P10" loext:marker-style-name="T5"><text:span text:style-name="T1">Technical Approach</text:span><text:span text:style-name="T5"/></text:p>
      <text:p text:style-name="P12" loext:marker-style-name="T1"><text:span text:style-name="T1">Physical twin system: Flexible Neutron Source and Radiation Monitoring System</text:span><text:span text:style-name="T1"/></text:p>
      <text:p text:style-name="P10" loext:marker-style-name="T4"><text:span text:style-name="T2">The FNS is a highly flexible, accelerator-driven subcritical facility designed as a platform for advanced reactor-relevant experiments and benchmarking. The final FNS design is comprised of three zones of a </text:span><text:span text:style-name="T1">5×5 array of 6”×6”×10” drawers</text:span><text:span text:style-name="T2">, filled with </text:span><text:span text:style-name="T1">20 plates (6”×6”×0.5”)</text:span><text:span text:style-name="T2"> of either </text:span><text:span text:style-name="T1">uranium fuel, high density polyethylene moderator, void, or simulated coolant such as lead, sodium, or salt</text:span><text:span text:style-name="T2">. These plates modify the mono-energetic spectra of the neutron generator into one that matches target spectra and boost the flux level to reduce experiment time. A defining feature of FNS is flexibility. The drawer-and-plate architecture enables a broad set of loadings—on the order of </text:span><text:span text:style-name="T1">~10</text:span><text:span text:style-name="T6">70 </text:span><text:span text:style-name="T1">combinations</text:span><text:span text:style-name="T2"> when using only four material classes in the drawers—supporting a wide variety of spectral conditions and experimental configurations while maintaining subcritical operation. This flexibility is precisely what makes FNS a valuable platform—and what makes real-time understanding of facility radiation fields and configuration state non-trivial.</text:span></text:p>
      <text:p text:style-name="P10" loext:marker-style-name="T4"><text:span text:style-name="T2">Within this environment, the </text:span><text:span text:style-name="T1">RMS</text:span><text:span text:style-name="T2"> provides persistent monitoring through permanent detectors (including fission and HPGe detectors) distributed in the experimental room. While the RMS is essential for safety and compliance, its continuous data stream also provides the measurement basis for the digital twin.</text:span></text:p>
      <text:p text:style-name="P12" loext:marker-style-name="T1"><text:span text:style-name="T1">Digital Twin of the Radiation Monitoring System</text:span><text:span text:style-name="T1"/></text:p>
      <text:p text:style-name="P10" loext:marker-style-name="T2"><text:span text:style-name="T2">The FNS Radiation Monitoring System (RMS) comprises permanently installed detectors (including fission and HPGe) that operate continuously for regulatory compliance and worker safety. Rather than treating this always-on data stream as disposable overhead, this project will use it to build a digital twin that provides operational insight and research value. Because neutron fields arise from the fuel plates and D–D generator and gamma fields evolve from activation of fuel, moderator, and shielding components, a known loading </text:span><text:soft-page-break/><text:span text:style-name="T2">and operating history enables estimation of neutron/gamma distributions and detector responses using Monte Carlo transport and activation modeling.</text:span><text:span text:style-name="T2"/></text:p>
      <text:p text:style-name="P10" loext:marker-style-name="T2"><text:span text:style-name="T2">Given the large configuration space and time-dependent cooldown states, UT Austin will generate a suite of Shift (and/or OpenMC) simulations spanning representative configurations to predict RMS signals and associated 3D dose fields. These physics results will be used to train ML reduced-order models that can produce real-time predictions of detector readings and error at detector locations from user-defined configuration inputs, with model performance improved iteratively by targeting additional simulations in high-error regions.</text:span><text:span text:style-name="T2"/></text:p>
      <text:p text:style-name="P10" loext:marker-style-name="T2"><text:span text:style-name="T2">A major longer-term value of this digital twin will be discovery of the potential for an RMS to identify anomaly detection and alert the operators. As the individual activated fuel, moderator, and shielding plates are moved throughout the facility, the detector signals will reflect that change, but only very slightly, as the source strength will be small when people are present. With sufficient data gathered during pre- and post-operation periods, it is possible that these individually insignificant changes will become perceptible through machine learning and can be used to identify the movement and current location of individual plates. In this way, the digital twin of the facility could be used to confirm the state of the facility and ensure it has been loaded as designed prior to operation. Therefore, the data gathered from the facility will be mined to quantify the ability of the digital twin of the RMS to identify if the user-input distribution of plates is accurate and alert the control room if something may be out of place.</text:span><text:span text:style-name="T2"/></text:p>
      <text:p text:style-name="P12" loext:marker-style-name="T1"><text:span text:style-name="T1">Specific technical tasks</text:span><text:span text:style-name="T1"/></text:p>
      <text:p text:style-name="P12" loext:marker-style-name="T4"><text:span text:style-name="T2">UT-Austin will lead the digital twin modeling and AI/ML development, in close coordination with UTK operations and on model development and configuration definitions:</text:span><text:span text:style-name="T4"/></text:p>
      <text:list text:style-name="WWNum6">
        <text:list-item>
          <text:p text:style-name="P18" loext:marker-style-name="T2"><text:span text:style-name="T1">High-fidelity core model suite: </text:span><text:span text:style-name="T2">Development of a suite of “FNS core” models using a continuous-energy Monte Carlo code (Shift and/or OpenMC) that includes the core geometry in a wide variety of loading states.</text:span></text:p>
        </text:list-item>
        <text:list-item>
          <text:p text:style-name="P18" loext:marker-style-name="T2"><text:span text:style-name="T1">ML reduced-order model for neutron flux prediction: </text:span><text:span text:style-name="T2">Task 1 will generate the average neutron flux spectrum and magnitude in each fuel, moderator, and shielding block at a variety of core states. Using machine learning, a reduced-order model (</text:span><text:span text:style-name="T1">neural network</text:span><text:span text:style-name="T2">) will be used to estimate the average neutron flux spectrum and magnitude in every block for any possible FNS configuration.</text:span></text:p>
        </text:list-item>
        <text:list-item>
          <text:p text:style-name="P18" loext:marker-style-name="T2"><text:span text:style-name="T1">Activation and source-term modeling: </text:span><text:span text:style-name="T2">Task 2 will generate a neutron spectrum and magnitude for any possible FNS configuration. Given an irradiation time and time-since irradiation, ORIGEN-S (or an equivalent) will be used to generate the neutron and photon source spectra in each block.</text:span></text:p>
        </text:list-item>
        <text:list-item>
          <text:p text:style-name="P18" loext:marker-style-name="T2"><text:span text:style-name="T1">Facility transport model for detector response prediction (physics truth model): </text:span><text:span text:style-name="T2">Task 3 will compute the neutron and photon source for the FNS facility to predict the detector response at any core configuration at any amount of time after an irradiation.</text:span></text:p>
          <text:list>
            <text:list-item>
              <text:p text:style-name="P18" loext:marker-style-name="T2"><text:span text:style-name="T1">Data generation:</text:span><text:span text:style-name="T2"> This model will be used to predict the detector response in a massive number of core configuration states to provide training data for Task 5.</text:span></text:p>
            </text:list-item>
            <text:list-item>
              <text:p text:style-name="P18" loext:marker-style-name="T2"><text:span text:style-name="T1">Validation:</text:span><text:span text:style-name="T2"> As the facility operates, the core configuration and operating history will be tracked to allow regular validation of the process in Tasks 1–4 and identify areas for improvement.</text:span></text:p>
            </text:list-item>
          </text:list>
        </text:list-item>
        <text:list-item>
          <text:p text:style-name="P18" loext:marker-style-name="T2"><text:span text:style-name="T1">Real-time RMS prediction via ML reduced-order models (digital twin runtime): </text:span><text:span text:style-name="T2">Because the Monte Carlo of Task 4 cannot be executed in real time, Task 5 will utilize the results from the suite of data-generation test cases to create a real-time prediction, using machine learning, of the current detector readings within the FNS.</text:span></text:p>
          <text:list>
            <text:list-item>
              <text:p text:style-name="P18" loext:marker-style-name="T2"><text:soft-page-break/><text:span text:style-name="T1">Operator support:</text:span><text:span text:style-name="T2"> the real-time model developed in Task 5 will be provided to the staff at FNS to incorporate as complementary information to their operation procedures.</text:span></text:p>
            </text:list-item>
          </text:list>
        </text:list-item>
        <text:list-item>
          <text:p text:style-name="P19" loext:marker-style-name="T2"><text:span text:style-name="T1">Anomaly detection and configuration verification using operational data + digital twin residuals: </text:span><text:span text:style-name="T2">Using data from the operating facility and the real-time models, the data will be mined to determine if the digital twin can be used to identify if there are anomalies in the FNS state. These could potentially include errors in the core loading or extra materials (e.g., tools) accidentally left in the facility during operation.</text:span></text:p>
        </text:list-item>
      </text:list>
      <text:p text:style-name="P12" loext:marker-style-name="T1"><text:span text:style-name="T1">AI/ML training data strategy and HPC needs</text:span><text:span text:style-name="T1"/></text:p>
      <text:p text:style-name="P12" loext:marker-style-name="T4"><text:span text:style-name="T1">Training data.</text:span><text:span text:style-name="T2"> The primary training set will be generated from the high-fidelity physics workflow (Tasks 1–4) covering:</text:span></text:p>
      <text:list text:style-name="WWNum7">
        <text:list-item>
          <text:p text:style-name="P20" loext:marker-style-name="T2"><text:span text:style-name="T2">a representative subset of the combinatorial configuration space (including operational, shutdown, and setup states),</text:span><text:span text:style-name="T2"/></text:p>
        </text:list-item>
        <text:list-item>
          <text:p text:style-name="P20" loext:marker-style-name="T2"><text:span text:style-name="T2">multiple irradiation histories and time-since-irradiation cases that drive activation gamma sources,</text:span><text:span text:style-name="T2"/></text:p>
        </text:list-item>
        <text:list-item>
          <text:p text:style-name="P20" loext:marker-style-name="T2"><text:span text:style-name="T2">detector response predictions at each RMS location, paired with the corresponding “ground truth” configuration descriptors.</text:span><text:span text:style-name="T2"/></text:p>
        </text:list-item>
      </text:list>
      <text:p text:style-name="P12" loext:marker-style-name="T4"><text:span text:style-name="T1">Active learning / error-driven enrichment.</text:span><text:span text:style-name="T2"> A key element of the plan is to use model error and uncertainty to identify which configurations require additional Monte Carlo solutions (i.e., targeted data enrichment), rather than attempting brute-force coverage of all combinations.</text:span></text:p>
      <text:p text:style-name="P10" loext:marker-style-name="T4"><text:span text:style-name="T1">HPC requirements.</text:span><text:span text:style-name="T2"> Access to </text:span><text:span text:style-name="T1">high performance computing is necessary</text:span><text:span text:style-name="T2"> to generate the training and validation data sets with continuous-energy Monte Carlo transport at sufficient fidelity and scale. UT-Austin will leverage </text:span><text:span text:style-name="T1">Texas Advanced Computing Center (TACC)</text:span><text:span text:style-name="T2"> resources to run Shift (and/or OpenMC) for the configuration suite. The resulting reduced-order models are intended to support </text:span><text:span text:style-name="T1">real-time inference</text:span><text:span text:style-name="T2"> on non-HPC platforms (e.g., facility workstations), enabling continuous operator-facing predictions without dependence on real-time Monte Carlo.</text:span></text:p>
      <text:p text:style-name="P12" loext:marker-style-name="T1"><text:span text:style-name="T1">Digital twin operational accuracy validation plan</text:span><text:span text:style-name="T1"/></text:p>
      <text:p text:style-name="P12" loext:marker-style-name="T4"><text:span text:style-name="T2">Digital twin accuracy and credibility will be established through iterative comparison between:</text:span><text:span text:style-name="T4"/></text:p>
      <text:list text:style-name="WWNum8">
        <text:list-item>
          <text:p text:style-name="P21" loext:marker-style-name="T2"><text:span text:style-name="T1">predicted RMS responses</text:span><text:span text:style-name="T2"> (from Monte Carlo truth models and/or ML ROMs),</text:span></text:p>
        </text:list-item>
        <text:list-item>
          <text:p text:style-name="P21" loext:marker-style-name="T2"><text:span text:style-name="T1">measured detector responses</text:span><text:span text:style-name="T2"> from the operating facility during tracked configurations and operating histories.</text:span></text:p>
        </text:list-item>
      </text:list>
      <text:p text:style-name="P12" loext:marker-style-name="T4"><text:span text:style-name="T2">Validation activities include:</text:span><text:span text:style-name="T4"/></text:p>
      <text:list text:style-name="WWNum9">
        <text:list-item>
          <text:p text:style-name="P22" loext:marker-style-name="T2"><text:span text:style-name="T2">maintaining a configuration and operating history log sufficient to reconstruct model inputs (core loading, source strength, irradiation time, and cooldown time),</text:span><text:span text:style-name="T2"/></text:p>
        </text:list-item>
        <text:list-item>
          <text:p text:style-name="P22" loext:marker-style-name="T2"><text:span text:style-name="T2">quantifying prediction error at each detector location as a function of configuration class and time since irradiation,</text:span><text:span text:style-name="T2"/></text:p>
        </text:list-item>
        <text:list-item>
          <text:p text:style-name="P22" loext:marker-style-name="T2"><text:span text:style-name="T2">using validation residuals to identify model improvements (geometry/material refinements, source-term modeling refinements, and ROM retraining),</text:span><text:span text:style-name="T2"/></text:p>
        </text:list-item>
        <text:list-item>
          <text:p text:style-name="P22" loext:marker-style-name="T2"><text:span text:style-name="T2">establishing thresholds and performance metrics that support anomaly detection use cases (e.g., detection sensitivity for “expected vs. measured” differences attributable to plausible off-normal states such as incorrect plate placement or unintended materials).</text:span><text:span text:style-name="T2"/></text:p>
        </text:list-item>
      </text:list>
      <text:p text:style-name="P10" loext:marker-style-name="T2"><text:span text:style-name="T2">The intent is not only to demonstrate predictive accuracy, but also to demonstrate that the digital twin provides </text:span><text:span text:style-name="T3">operationally relevant discrimination</text:span><text:span text:style-name="T2"> between nominal and off-nominal facility states.</text:span></text:p>
      <text:p text:style-name="P27" loext:marker-style-name="T1"/>
      <text:p text:style-name="P11" loext:marker-style-name="T5"><text:span text:style-name="T1">Major Deliverables and Outcomes</text:span><text:span text:style-name="T5"/></text:p>
      <text:p text:style-name="P12" loext:marker-style-name="T4"><text:span text:style-name="T2">By the end of the three-year project, the R&amp;D will produce:</text:span><text:span text:style-name="T4"/></text:p>
      <text:list text:style-name="WWNum10">
        <text:list-item>
          <text:p text:style-name="P23" loext:marker-style-name="T2"><text:span text:style-name="T1">Validated physics-based digital twin workflow</text:span><text:span text:style-name="T2"> for RMS prediction, including:</text:span></text:p>
          <text:list>
            <text:list-item>
              <text:p text:style-name="P23" loext:marker-style-name="T2"><text:span text:style-name="T2">a suite of continuous-energy Monte Carlo models spanning key FNS configurations,</text:span><text:span text:style-name="T2"/></text:p>
            </text:list-item>
            <text:list-item>
              <text:p text:style-name="P23" loext:marker-style-name="T2"><text:span text:style-name="T2">an activation/source-term modeling pipeline linking irradiation history to time-dependent gamma source terms,</text:span><text:span text:style-name="T2"/></text:p>
            </text:list-item>
            <text:list-item>
              <text:p text:style-name="P23" loext:marker-style-name="T2"><text:span text:style-name="T2">a detector response modeling capability for the full facility geometry.</text:span><text:span text:style-name="T2"/></text:p>
            </text:list-item>
          </text:list>
        </text:list-item>
        <text:list-item>
          <text:p text:style-name="P23" loext:marker-style-name="T2"><text:span text:style-name="T1">Real-time AI/ML reduced-order models</text:span><text:span text:style-name="T2"> that map user-defined configuration inputs to:</text:span></text:p>
          <text:list>
            <text:list-item>
              <text:p text:style-name="P23" loext:marker-style-name="T2"><text:span text:style-name="T2">predicted RMS detector readings,</text:span><text:span text:style-name="T2"/></text:p>
            </text:list-item>
            <text:list-item>
              <text:p text:style-name="P23" loext:marker-style-name="T2"><text:span text:style-name="T2">an estimated 3D dose distribution with quantified error at detector locations.</text:span><text:span text:style-name="T2"/></text:p>
            </text:list-item>
          </text:list>
        </text:list-item>
        <text:list-item>
          <text:p text:style-name="P23" loext:marker-style-name="T2"><text:span text:style-name="T1">Anomaly detection and configuration verification methods</text:span><text:span text:style-name="T2"> based on:</text:span></text:p>
          <text:list>
            <text:list-item>
              <text:p text:style-name="P23" loext:marker-style-name="T2"><text:span text:style-name="T2">digital twin/measurement residuals, and</text:span><text:span text:style-name="T2"/></text:p>
            </text:list-item>
            <text:list-item>
              <text:p text:style-name="P23" loext:marker-style-name="T2"><text:span text:style-name="T2">learned sensitivity to subtle configuration-dependent radiation signatures.</text:span><text:span text:style-name="T2"/></text:p>
            </text:list-item>
          </text:list>
        </text:list-item>
        <text:list-item>
          <text:p text:style-name="P23" loext:marker-style-name="T2"><text:span text:style-name="T1">Operator-facing prototype outputs</text:span><text:span text:style-name="T2"> (software interfaces and/or dashboards suitable for facility use) that provide complementary information supporting operations and education.</text:span></text:p>
        </text:list-item>
        <text:list-item>
          <text:p text:style-name="P23" loext:marker-style-name="T2"><text:span text:style-name="T1">Curated data products</text:span><text:span text:style-name="T2"> (simulation and measured RMS datasets, with metadata and configuration labels) suitable for future digital twin extension, benchmarking, and training.</text:span></text:p>
        </text:list-item>
        <text:list-item>
          <text:p text:style-name="P24" loext:marker-style-name="T2"><text:span text:style-name="T1">Technical reports and peer-reviewed publications</text:span><text:span text:style-name="T2"> documenting methods, validation results, and guidance for transfer of the approach to other nuclear facilities and advanced reactor contexts.</text:span></text:p>
        </text:list-item>
      </text:list>
      <text:p text:style-name="P10" loext:marker-style-name="T2"><text:span text:style-name="T1">Estimated Cost of Project: </text:span><text:span text:style-name="T2">$1,000,000 (total over 3 years).</text:span></text:p>
      <text:p text:style-name="P12" loext:marker-style-name="T2"><text:span text:style-name="T1">Timeframe for Execution: 36 months (3-year project).</text:span><text:span text:style-name="T2"> A notional phased plan is:</text:span></text:p>
      <text:list text:style-name="WWNum11">
        <text:list-item>
          <text:p text:style-name="P25" loext:marker-style-name="T2"><text:span text:style-name="T1">Year 1:</text:span><text:span text:style-name="T2"> Establish configuration space definition and model baselines; complete initial Monte Carlo suite for representative configurations; begin RMS data integration and validation infrastructure; initial ROM architecture selection and baseline training.</text:span></text:p>
        </text:list-item>
        <text:list-item>
          <text:p text:style-name="P25" loext:marker-style-name="T2"><text:span text:style-name="T1">Year 2:</text:span><text:span text:style-name="T2"> Expand physics training data with activation/time-dependence; implement error-driven data enrichment; deliver first real-time RMS prediction capability; perform validation on tracked facility states.</text:span></text:p>
        </text:list-item>
        <text:list-item>
          <text:p text:style-name="P26" loext:marker-style-name="T2"><text:span text:style-name="T1">Year 3:</text:span><text:span text:style-name="T2"> Mature ROM performance and uncertainty quantification; demonstrate anomaly detection/configuration verification use cases; deliver operator-support prototype; finalize validation results and transition-ready documentation.</text:span></text:p>
        </text:list-item>
      </text:list>
      <text:p text:style-name="P10" loext:marker-style-name="T1"><text:span text:style-name="T1">Specific Facilities and Equipment Access Requirements</text:span><text:span text:style-name="T1"/></text:p>
      <text:p text:style-name="P10" loext:marker-style-name="T2"><text:span text:style-name="T2">Work will utilize (i) UTK’s FNS facility and RMS instrumentation as the physical twin and data source, and (ii) UT-Austin access to </text:span><text:span text:style-name="T1">TACC</text:span><text:span text:style-name="T2"> HPC resources for Monte Carlo-based training data generation.</text:span></text:p>
      <text:p text:style-name="P10" loext:marker-style-name="T2"><text:span text:style-name="T1">Proprietary Data Statement: None anticipated.</text:span><text:span text:style-name="T2"> No proprietary material composition or proprietary irradiation/PIE data are expected to be required to execute the proposed work.</text:span></text:p>
      <text:p text:style-name="P10" loext:marker-style-name="T1"><text:span text:style-name="T1">Artificial Intelligence (AI) Use Disclosure and Disclaimer</text:span><text:span text:style-name="T1"/></text:p>
      <text:p text:style-name="P10" loext:marker-style-name="T2"><text:span text:style-name="T2">Portions of this application were developed with the assistance of AI tools to support organizing and editing of the narrative content. All technical content, claims, plans and representations have been reviewed and approved by the applicant, who remains solely responsible for the accuracy and completeness of the submission, the capability to perform the work described, and compliance with intellectual property and third-party righ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US" style:letter-kerning="true" style:font-name-asian="Aptos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UI" style:font-family-complex="'Noto Sans Arabic U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UI" style:font-family-complex="'Noto Sans Arabic U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EUPSubtitle" style:family="paragraph" style:parent-style-name="Standard">
      <style:paragraph-properties fo:margin-top="0in" fo:margin-bottom="0.1665in" style:contextual-spacing="false" fo:text-align="center" style:justify-single-word="false"/>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style>
    <style:style style:name="HeadingCustom" style:family="paragraph" style:parent-style-name="Standard">
      <style:paragraph-properties fo:margin-top="0.0835in" fo:margin-bottom="0.0417in" style:contextual-spacing="false"/>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UI" style:font-family-complex="'Noto Sans Arabic U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UI" style:font-family-complex="'Noto Sans Arabic U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text-properties fo:font-size="10pt" style:font-size-asian="10pt"/>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text-properties fo:font-size="10pt" style:font-size-asian="10pt"/>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number text:level="3" text:style-name="ListLabel_20_8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ladimir Sobes</meta:initial-creator>
    <meta:editing-cycles>46</meta:editing-cycles>
    <meta:creation-date>2026-01-14T17:39:00</meta:creation-date>
    <dc:date>2026-01-25T14:36:19.998339023</dc:date>
    <meta:editing-duration>PT2H20M11S</meta:editing-duration>
    <meta:generator>LibreOffice/24.2.7.2$Linux_X86_64 LibreOffice_project/420$Build-2</meta:generator>
    <meta:document-statistic meta:table-count="0" meta:image-count="0" meta:object-count="0" meta:page-count="5" meta:paragraph-count="89" meta:word-count="2401" meta:character-count="17064" meta:non-whitespace-character-count="14804"/>
    <meta:user-defined meta:name="AppVersion">16.0000</meta:user-defined>
    <meta:template xlink:type="simple" xlink:actuate="onRequest" xlink:title="Normal.dotm" xlink:href=""/>
  </office:meta>
</office:document-meta>
</file>